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2">
          <table:table-cell office:value-type="string">
            <text:p>A</text:p>
          </table:table-cell>
          <table:table-cell office:value-type="string">
            <text:p>row</text:p>
          </table:table-cell>
          <table:table-cell office:value-type="string">
            <text:p>of</text:p>
          </table:table-cell>
          <table:table-cell office:value-type="string">
            <text:p>strings</text:p>
          </table:table-cell>
        </table:table-row>
        <table:table-row table:style-name="ro2">
          <table:table-cell table:style-name="ce1" office:value-type="date" office:date-value="2011-01-01">
            <text:p>01.01.11</text:p>
          </table:table-cell>
          <table:table-cell table:style-name="ce1" office:value-type="date" office:date-value="2011-01-02">
            <text:p>02.01.11</text:p>
          </table:table-cell>
          <table:table-cell table:style-name="ce1" office:value-type="date" office:date-value="2011-01-03">
            <text:p>03.01.11</text:p>
          </table:table-cell>
          <table:table-cell table:style-name="ce1" office:value-type="date" office:date-value="2011-01-04">
            <text:p>04.01.1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formula="of:=[.A3]" office:value-type="float" office:value="1">
            <text:p>1</text:p>
          </table:table-cell>
          <table:table-cell table:formula="of:=[.B3]" office:value-type="float" office:value="2">
            <text:p>2</text:p>
          </table:table-cell>
          <table:table-cell table:formula="of:=[.C3]" office:value-type="float" office:value="3">
            <text:p>3</text:p>
          </table:table-cell>
          <table:table-cell table:formula="of:=[.D3]" office:value-type="float" office:value="4">
            <text:p>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1.1">
            <text:p>-1,1</text:p>
          </table:table-cell>
          <table:table-cell table:style-name="ce2" office:value-type="float" office:value="2.2">
            <text:p>2,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formula="of:=TRUE()" office:value-type="boolean" office:boolean-value="true">
            <text:p>WAHR</text:p>
          </table:table-cell>
          <table:table-cell table:formula="of:=FALSE()" office:value-type="boolean" office:boolean-value="false">
            <text:p>FALSCH</text:p>
          </table:table-cell>
          <table:table-cell/>
          <table:table-cell office:value-type="string">
            <text:p>bottom-righ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-group table:display="false">
          <table:table-column table:style-name="co1" table:visibility="collapse" table:number-columns-repeated="2" table:default-cell-style-name="Default"/>
        </table:table-column-group>
        <table:table-column table:style-name="co1" table:default-cell-style-name="Default"/>
        <table:table-row table:style-name="ro2"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office:value-type="string">
            <text:p>D1</text:p>
          </table:table-cell>
        </table:table-row>
        <table:table-row-group table:display="false">
          <table:table-row table:style-name="ro2" table:visibility="collapse">
            <table:table-cell office:value-type="string">
              <text:p>A2</text:p>
            </table:table-cell>
            <table:table-cell office:value-type="string">
              <text:p>B2</text:p>
            </table:table-cell>
            <table:table-cell office:value-type="string">
              <text:p>C2</text:p>
            </table:table-cell>
            <table:table-cell office:value-type="string">
              <text:p>D2</text:p>
            </table:table-cell>
          </table:table-row>
          <table:table-row table:style-name="ro2" table:visibility="collapse">
            <table:table-cell office:value-type="string">
              <text:p>A3</text:p>
            </table:table-cell>
            <table:table-cell office:value-type="string">
              <text:p>B3</text:p>
            </table:table-cell>
            <table:table-cell office:value-type="string">
              <text:p>C3</text:p>
            </table:table-cell>
            <table:table-cell office:value-type="string">
              <text:p>D3</text:p>
            </table:table-cell>
          </table:table-row>
          <table:table-row table:style-name="ro2" table:visibility="collapse">
            <table:table-cell office:value-type="string">
              <text:p>A4</text:p>
            </table:table-cell>
            <table:table-cell office:value-type="string">
              <text:p>B4</text:p>
            </table:table-cell>
            <table:table-cell office:value-type="string">
              <text:p>C4</text:p>
            </table:table-cell>
            <table:table-cell office:value-type="string">
              <text:p>D4</text:p>
            </table:table-cell>
          </table:table-row>
          <table:table-row table:style-name="ro2" table:visibility="collapse">
            <table:table-cell office:value-type="string">
              <text:p>A5</text:p>
            </table:table-cell>
            <table:table-cell office:value-type="string">
              <text:p>B5</text:p>
            </table:table-cell>
            <table:table-cell office:value-type="string">
              <text:p>C5</text:p>
            </table:table-cell>
            <table:table-cell office:value-type="string">
              <text:p>D5</text:p>
            </table:table-cell>
          </table:table-row>
          <table:table-row table:style-name="ro2" table:visibility="collapse">
            <table:table-cell office:value-type="string">
              <text:p>A6</text:p>
            </table:table-cell>
            <table:table-cell office:value-type="string">
              <text:p>B6</text:p>
            </table:table-cell>
            <table:table-cell office:value-type="string">
              <text:p>C6</text:p>
            </table:table-cell>
            <table:table-cell office:value-type="string">
              <text:p>D6</text:p>
            </table:table-cell>
          </table:table-row>
          <table:table-row table:style-name="ro2" table:visibility="collapse">
            <table:table-cell office:value-type="string">
              <text:p>A7</text:p>
            </table:table-cell>
            <table:table-cell office:value-type="string">
              <text:p>B7</text:p>
            </table:table-cell>
            <table:table-cell office:value-type="string">
              <text:p>C7</text:p>
            </table:table-cell>
            <table:table-cell office:value-type="string">
              <text:p>D7</text:p>
            </table:table-cell>
          </table:table-row>
          <table:table-row table:style-name="ro2" table:visibility="collapse">
            <table:table-cell office:value-type="string">
              <text:p>A8</text:p>
            </table:table-cell>
            <table:table-cell office:value-type="string">
              <text:p>B8</text:p>
            </table:table-cell>
            <table:table-cell office:value-type="string">
              <text:p>C8</text:p>
            </table:table-cell>
            <table:table-cell office:value-type="string">
              <text:p>D8</text:p>
            </table:table-cell>
          </table:table-row>
          <table:table-row table:style-name="ro2" table:visibility="collapse">
            <table:table-cell office:value-type="string">
              <text:p>A9</text:p>
            </table:table-cell>
            <table:table-cell office:value-type="string">
              <text:p>B9</text:p>
            </table:table-cell>
            <table:table-cell office:value-type="string">
              <text:p>C9</text:p>
            </table:table-cell>
            <table:table-cell office:value-type="string">
              <text:p>D9</text:p>
            </table:table-cell>
          </table:table-row>
        </table:table-row-group>
        <table:table-row table:style-name="ro2">
          <table:table-cell office:value-type="string">
            <text:p>A10</text:p>
          </table:table-cell>
          <table:table-cell office:value-type="string">
            <text:p>B10</text:p>
          </table:table-cell>
          <table:table-cell office:value-type="string">
            <text:p>C10</text:p>
          </table:table-cell>
          <table:table-cell office:value-type="string">
            <text:p>D1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11.07.2013</text:date>, <text:time>00:0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Park</meta:initial-creator>
    <meta:creation-date>2011-02-23T11:59:12</meta:creation-date>
    <dc:date>2013-07-11T00:05:58</dc:date>
    <dc:creator>Mike Park</dc:creator>
    <meta:editing-duration>PT6M39S</meta:editing-duration>
    <meta:editing-cycles>3</meta:editing-cycles>
    <meta:generator>LibreOffice/3.4$Unix LibreOffice_project/340m1$Build-402</meta:generator>
    <meta:document-statistic meta:table-count="3" meta:cell-count="63" meta:object-count="0"/>
  </office:meta>
</office:document-meta>
</file>